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EventFilter.IvyEventFilter( String event , String filterExpression , PatternMatcher matc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vyEventFilter.accep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EventFilter.parseExpression( String filterExpress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